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b8b35" officeooo:paragraph-rsid="001b8b35"/>
    </style:style>
    <style:style style:name="P2" style:family="paragraph" style:parent-style-name="Text_20_body">
      <style:paragraph-properties fo:text-align="justify" style:justify-single-word="false"/>
      <style:text-properties officeooo:rsid="001b8b35" officeooo:paragraph-rsid="001b8b35"/>
    </style:style>
    <style:style style:name="P3" style:family="paragraph" style:parent-style-name="Text_20_body">
      <style:paragraph-properties fo:text-align="justify" style:justify-single-word="false"/>
      <style:text-properties officeooo:paragraph-rsid="001b8b35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1b8b35" officeooo:paragraph-rsid="001b8b35" style:font-weight-asian="bold" style:font-weight-complex="bold"/>
    </style:style>
    <style:style style:name="P5" style:family="paragraph" style:parent-style-name="Heading_20_1">
      <style:text-properties officeooo:rsid="001b8b35" officeooo:paragraph-rsid="001b8b35"/>
    </style:style>
    <style:style style:name="P6" style:family="paragraph" style:parent-style-name="Heading_20_1">
      <style:text-properties officeooo:rsid="001bf71c"/>
    </style:style>
    <style:style style:name="P7" style:family="paragraph" style:parent-style-name="Heading_20_1">
      <style:text-properties officeooo:rsid="001bf71c" officeooo:paragraph-rsid="001bf71c"/>
    </style:style>
    <style:style style:name="P8" style:family="paragraph" style:parent-style-name="Heading_20_2">
      <style:text-properties officeooo:rsid="001b8b35" officeooo:paragraph-rsid="001b8b35"/>
    </style:style>
    <style:style style:name="P9" style:family="paragraph" style:parent-style-name="Heading_20_2">
      <style:text-properties officeooo:rsid="001bf71c" officeooo:paragraph-rsid="001bf71c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1b8b35" officeooo:paragraph-rsid="001b8b35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rsid="001b8b35" officeooo:paragraph-rsid="001b8b35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rsid="001b8b35" officeooo:paragraph-rsid="001b8b35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1b8b35" officeooo:paragraph-rsid="001b8b35" style:font-weight-asian="normal" style:font-weight-complex="normal"/>
    </style:style>
    <style:style style:name="P14" style:family="paragraph" style:parent-style-name="Text_20_body" style:list-style-name="L4">
      <style:paragraph-properties fo:text-align="justify" style:justify-single-word="false"/>
      <style:text-properties fo:font-weight="normal" officeooo:rsid="001b8b35" officeooo:paragraph-rsid="001b8b35" style:font-weight-asian="normal" style:font-weight-complex="normal"/>
    </style:style>
    <style:style style:name="P15" style:family="paragraph" style:parent-style-name="Text_20_body" style:list-style-name="L4">
      <style:paragraph-properties fo:text-align="justify" style:justify-single-word="false"/>
      <style:text-properties fo:font-weight="bold" officeooo:rsid="001b8b35" officeooo:paragraph-rsid="001b8b35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1bf71c" officeooo:paragraph-rsid="001bf71c" style:font-weight-asian="bold" style:font-weight-complex="bold"/>
    </style:style>
    <style:style style:name="P17" style:family="paragraph" style:parent-style-name="Text_20_body" style:list-style-name="L5">
      <style:paragraph-properties fo:text-align="justify" style:justify-single-word="false"/>
      <style:text-properties officeooo:rsid="001bf71c" officeooo:paragraph-rsid="001bf71c"/>
    </style:style>
    <style:style style:name="P18" style:family="paragraph" style:parent-style-name="Text_20_body">
      <style:paragraph-properties fo:text-align="justify" style:justify-single-word="false"/>
      <style:text-properties officeooo:rsid="001bf71c" officeooo:paragraph-rsid="001bf71c"/>
    </style:style>
    <style:style style:name="P19" style:family="paragraph" style:parent-style-name="Text_20_body" style:list-style-name="L6">
      <style:paragraph-properties fo:text-align="justify" style:justify-single-word="false"/>
      <style:text-properties officeooo:rsid="001bf71c" officeooo:paragraph-rsid="001bf71c"/>
    </style:style>
    <style:style style:name="P20" style:family="paragraph" style:parent-style-name="Text_20_body" style:list-style-name="L8">
      <style:paragraph-properties fo:text-align="justify" style:justify-single-word="false"/>
      <style:text-properties officeooo:rsid="001bf71c" officeooo:paragraph-rsid="001bf7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8b3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8b35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Mercado</text:p>
      <text:h text:style-name="P5" text:outline-level="1">1. El Mercado</text:h>
      <text:p text:style-name="P2">La finalidad principal de un proyecto empresarial es lograr un hueco en el mercado para vender los productos o servicios.</text:p>
      <text:p text:style-name="P2">El mercado es el conjunto de compradores, que tiene necesidades, cuentan con unos recursos e intención de satisfacerlas, y de vendedores, que ofrecen el producto que las satisface.</text:p>
      <text:p text:style-name="P2">Existen 2 tipos de clientes:</text:p>
      <text:list text:style-name="L1">
        <text:list-item>
          <text:p text:style-name="P10">Cliente real: Es el que compra el producto.</text:p>
        </text:list-item>
        <text:list-item>
          <text:p text:style-name="P10">Cliente potencial: No compra el producto, pero puede hacerlo en el futuro.</text:p>
        </text:list-item>
      </text:list>
      <text:p text:style-name="P2">El <text:span text:style-name="T1">mercado meta</text:span><text:span text:style-name="T3"> está compuesto por el grupo de compradores potenciales que la empresa intenta convertir en clientes reales.</text:span></text:p>
      <text:h text:style-name="P8" text:outline-level="2">1.1. Tipos de mercados</text:h>
      <text:p text:style-name="P2">Según el producto que se comercializa:</text:p>
      <text:list text:style-name="L2">
        <text:list-item>
          <text:p text:style-name="P11">Mercado de productos de consumo</text:p>
        </text:list-item>
        <text:list-item>
          <text:p text:style-name="P11">Mercado de productos de uso</text:p>
        </text:list-item>
        <text:list-item>
          <text:p text:style-name="P11">Mercado industrial</text:p>
        </text:list-item>
        <text:list-item>
          <text:p text:style-name="P11">Mercado de servicios</text:p>
        </text:list-item>
        <text:list-item>
          <text:p text:style-name="P11">Mercados financieros</text:p>
        </text:list-item>
      </text:list>
      <text:p text:style-name="P2">Según el ámbito geográfico</text:p>
      <text:p text:style-name="P2">Según la competencia:</text:p>
      <text:list text:style-name="L3">
        <text:list-item>
          <text:p text:style-name="P12">Competencia perfecta: Si hay gran cantidad de oferentes y demandantes, el producto es homogéneo, hay libertad de entrada salida.</text:p>
        </text:list-item>
        <text:list-item>
          <text:p text:style-name="P12">Competencia Imperfecta: Monopolio, oligopolio y competencia monopolística.</text:p>
        </text:list-item>
      </text:list>
      <text:p text:style-name="P4">Monopolio<text:span text:style-name="T3">:</text:span></text:p>
      <text:p text:style-name="P13">Una sola empresa o entidad controla la oferta de un producto o servicio en un sector específico. Principales características:</text:p>
      <text:list text:style-name="L4">
        <text:list-item>
          <text:p text:style-name="P14">Un único vendedor</text:p>
        </text:list-item>
        <text:list-item>
          <text:p text:style-name="P14">Barrera de entrada</text:p>
        </text:list-item>
        <text:list-item>
          <text:p text:style-name="P14">Control sobre la oferta</text:p>
        </text:list-item>
        <text:list-item>
          <text:p text:style-name="P14">Control del precio</text:p>
        </text:list-item>
        <text:list-item>
          <text:p text:style-name="P14">Poder del mercado</text:p>
        </text:list-item>
        <text:list-item>
          <text:p text:style-name="P15"><text:soft-page-break/><text:span text:style-name="T3">Menor incentivo a la innovación</text:span></text:p>
        </text:list-item>
      </text:list>
      <text:p text:style-name="P4">Oligopolio<text:span text:style-name="T3">: </text:span></text:p>
      <text:p text:style-name="P13">Es una estructura de mercado en la que solo un puñado de empresas o proveedores dominan la industria y ofrecen productos o servicios similares. Las decisiones de una empresa afectan directamente a las demás.</text:p>
      <text:p text:style-name="P3"><text:span text:style-name="T2">Competencia monopolística</text:span><text:span text:style-name="T4">:</text:span></text:p>
      <text:p text:style-name="P13">Tiendas que venden productos similares pero con diferencias especiales.</text:p>
      <text:h text:style-name="P5" text:outline-level="1">2. Segmentación de mercados</text:h>
      <text:h text:style-name="P9" text:outline-level="2">2.2. Criterios de segmentación</text:h>
      <text:list text:style-name="L5">
        <text:list-item>
          <text:p text:style-name="P17">Geográfico</text:p>
        </text:list-item>
        <text:list-item>
          <text:p text:style-name="P17">Demográfico</text:p>
        </text:list-item>
        <text:list-item>
          <text:p text:style-name="P17">Psicográfico</text:p>
        </text:list-item>
        <text:list-item>
          <text:p text:style-name="P17">De comportamiento</text:p>
        </text:list-item>
      </text:list>
      <text:h text:style-name="P9" text:outline-level="2">2.3. Nichos de mercado</text:h>
      <text:p text:style-name="P18">Un grupo específico de consumidores, que comparten características homogéneas y necesidades muy puntuales que no son atendidas por las empresas que se dirigen a un público masivo. Tipos de nichos de mercado:</text:p>
      <text:list text:style-name="L6">
        <text:list-item>
          <text:p text:style-name="P19">Edad</text:p>
        </text:list-item>
        <text:list-item>
          <text:p text:style-name="P19">Por condiciones especiales</text:p>
        </text:list-item>
        <text:list-item>
          <text:p text:style-name="P19">Género</text:p>
        </text:list-item>
        <text:list-item>
          <text:p text:style-name="P19">Por ocupación</text:p>
        </text:list-item>
        <text:list-item>
          <text:p text:style-name="P19">Por ideología y valores</text:p>
        </text:list-item>
      </text:list>
      <text:h text:style-name="P9" text:outline-level="2">2.4. Estrategias para realizar la segmentación</text:h>
      <text:p text:style-name="P16">Estrategia de segmentación indiferenciada<text:span text:style-name="T3">:</text:span></text:p>
      <text:p text:style-name="P16"><text:span text:style-name="T3">Consiste en ofrecer el producto de la empresa a la mayor parte del mercado.</text:span></text:p>
      <text:p text:style-name="P16">Estrategia de segmentación diferenciada<text:span text:style-name="T3">:</text:span></text:p>
      <text:p text:style-name="P16"><text:span text:style-name="T3">Consiste en segmentar el mercado y seleccionar a dos o más segmentos y desarrollar una estrategia de marketing adaptada a cada uno de ellos.</text:span></text:p>
      <text:p text:style-name="P16">Estrategia de segmentación personalizada<text:span text:style-name="T3">:</text:span></text:p>
      <text:p text:style-name="P16"><text:span text:style-name="T3">Consiste en personalizar los productos y el marketing de la empresa a los gusto y necesidades de las personas.</text:span></text:p>
      <text:p text:style-name="P16"><text:soft-page-break/>Estrategia de segmentación concentrada<text:span text:style-name="T3">:</text:span></text:p>
      <text:p text:style-name="P16"><text:span text:style-name="T3">Consiste en identificar diferentes segmentos del mercado, pero únicamente vamos a centrarnos en uno de ellos.</text:span></text:p>
      <text:h text:style-name="P7" text:outline-level="1">3. Mapa de empatía</text:h>
      <text:p text:style-name="P18">Es una técnica basada en averiguar y entender los deseos y necesidades de tus clientes potenciales a través de una serie de preguntas.</text:p>
      <text:h text:style-name="P6" text:outline-level="1">4. Sistema canvas</text:h>
      <text:p text:style-name="P18">Es una herramienta para analizar y crear modelos de negocio de forma simplificada. Se visualiza de manera global en un lienzo dividido en los principales aspectos que involucran al negocio.</text:p>
      <text:list text:style-name="L8">
        <text:list-item>
          <text:p text:style-name="P20">Propuesta de valor: El motivo por el que el cliente nos va a comprar.</text:p>
        </text:list-item>
        <text:list-item>
          <text:p text:style-name="P20">Segmento de clientes: Las necesidades del mercado.</text:p>
        </text:list-item>
        <text:list-item>
          <text:p text:style-name="P20">Canales: Canales de distribución del producto.</text:p>
        </text:list-item>
        <text:list-item>
          <text:p text:style-name="P20">Relación con los clientes: Definir la relación que vamos a tener con los clientes.</text:p>
        </text:list-item>
        <text:list-item>
          <text:p text:style-name="P20">Flujo de ingresos: De dónde vamos a obtener la facturación??</text:p>
        </text:list-item>
        <text:list-item>
          <text:p text:style-name="P20">Recursos clave: Con qué recursos contamos y con los que debemos contar.</text:p>
        </text:list-item>
        <text:list-item>
          <text:p text:style-name="P20">Actividades clave: El coste de nuestro negocio, lo que haremos en nuestro día a día.</text:p>
        </text:list-item>
        <text:list-item>
          <text:p text:style-name="P20">Socios clave: Aliados.</text:p>
        </text:list-item>
        <text:list-item>
          <text:p text:style-name="P20">Estructura de costes: Definir cuáles son nuestras prioridades y los gastos fundamentales en el negocio de aquellos que no lo son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officeooo:rsid="001bf71c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2:29:30.749000000</meta:creation-date>
    <dc:date>2023-11-21T15:51:19.874000000</dc:date>
    <meta:editing-duration>PT43M36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3" meta:paragraph-count="66" meta:word-count="594" meta:character-count="3656" meta:non-whitespace-character-count="3159"/>
  </office:meta>
</office:document-meta>
</file>